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Tabla1" style:family="table">
      <style:table-properties style:width="17.198cm" table:align="left"/>
    </style:style>
    <style:style style:name="Tabla1.A" style:family="table-column">
      <style:table-column-properties style:column-width="4.038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.769cm"/>
    </style:style>
    <style:style style:name="Tabla1.D" style:family="table-column">
      <style:table-column-properties style:column-width="2.277cm"/>
    </style:style>
    <style:style style:name="Tabla1.E" style:family="table-column">
      <style:table-column-properties style:column-width="4.586cm"/>
    </style:style>
    <style:style style:name="Tabla1.F" style:family="table-column">
      <style:table-column-properties style:column-width="1.175cm"/>
    </style:style>
    <style:style style:name="Tabla1.G" style:family="table-column">
      <style:table-column-properties style:column-width="1.355cm"/>
    </style:style>
    <style:style style:name="Tabla1.A1" style:family="table-cell">
      <style:table-cell-properties style:vertical-align="middle" fo:background-color="#ffcc00" fo:padding="0.049cm" fo:border="none">
        <style:background-image/>
      </style:table-cell-properties>
    </style:style>
    <style:style style:name="Tabla1.A2" style:family="table-cell">
      <style:table-cell-properties style:vertical-align="middle" fo:padding="0.049cm" fo:border="none"/>
    </style:style>
    <style:style style:name="Tabla1.B2" style:family="table-cell">
      <style:table-cell-properties style:vertical-align="middle" fo:padding="0.049cm" fo:border="none"/>
    </style:style>
    <style:style style:name="Tabla1.C2" style:family="table-cell">
      <style:table-cell-properties style:vertical-align="middle" fo:padding="0.049cm" fo:border="none"/>
    </style:style>
    <style:style style:name="Tabla1.D2" style:family="table-cell">
      <style:table-cell-properties style:vertical-align="middle" fo:padding="0.049cm" fo:border="none"/>
    </style:style>
    <style:style style:name="Tabla1.E2" style:family="table-cell">
      <style:table-cell-properties style:vertical-align="middle" fo:padding="0.049cm" fo:border="none"/>
    </style:style>
    <style:style style:name="Tabla1.F2" style:family="table-cell">
      <style:table-cell-properties style:vertical-align="middle" fo:padding="0.049cm" fo:border="none"/>
    </style:style>
    <style:style style:name="Tabla1.G2" style:family="table-cell">
      <style:table-cell-properties style:vertical-align="middle" fo:padding="0.049cm" fo:border="none"/>
    </style:style>
    <style:style style:name="Tabla1.A3" style:family="table-cell">
      <style:table-cell-properties style:vertical-align="middle" fo:padding="0.049cm" fo:border="none"/>
    </style:style>
    <style:style style:name="Tabla1.B3" style:family="table-cell">
      <style:table-cell-properties style:vertical-align="middle" fo:padding="0.049cm" fo:border="none"/>
    </style:style>
    <style:style style:name="Tabla1.C3" style:family="table-cell">
      <style:table-cell-properties style:vertical-align="middle" fo:padding="0.049cm" fo:border="none"/>
    </style:style>
    <style:style style:name="Tabla1.D3" style:family="table-cell">
      <style:table-cell-properties style:vertical-align="middle" fo:padding="0.049cm" fo:border="none"/>
    </style:style>
    <style:style style:name="Tabla1.E3" style:family="table-cell">
      <style:table-cell-properties style:vertical-align="middle" fo:padding="0.049cm" fo:border="none"/>
    </style:style>
    <style:style style:name="Tabla1.F3" style:family="table-cell">
      <style:table-cell-properties style:vertical-align="middle" fo:padding="0.049cm" fo:border="none"/>
    </style:style>
    <style:style style:name="Tabla1.G3" style:family="table-cell">
      <style:table-cell-properties style:vertical-align="middle" fo:padding="0.049cm" fo:border="none"/>
    </style:style>
    <style:style style:name="Tabla1.A4" style:family="table-cell">
      <style:table-cell-properties style:vertical-align="middle" fo:padding="0.049cm" fo:border="none"/>
    </style:style>
    <style:style style:name="Tabla1.B4" style:family="table-cell">
      <style:table-cell-properties style:vertical-align="middle" fo:padding="0.049cm" fo:border="none"/>
    </style:style>
    <style:style style:name="Tabla1.C4" style:family="table-cell">
      <style:table-cell-properties style:vertical-align="middle" fo:padding="0.049cm" fo:border="none"/>
    </style:style>
    <style:style style:name="Tabla1.D4" style:family="table-cell">
      <style:table-cell-properties style:vertical-align="middle" fo:padding="0.049cm" fo:border="none"/>
    </style:style>
    <style:style style:name="Tabla1.E4" style:family="table-cell">
      <style:table-cell-properties style:vertical-align="middle" fo:padding="0.049cm" fo:border="none"/>
    </style:style>
    <style:style style:name="Tabla1.F4" style:family="table-cell">
      <style:table-cell-properties style:vertical-align="middle" fo:padding="0.049cm" fo:border="none"/>
    </style:style>
    <style:style style:name="Tabla1.G4" style:family="table-cell">
      <style:table-cell-properties style:vertical-align="middle" fo:padding="0.049cm" fo:border="none"/>
    </style:style>
    <style:style style:name="Tabla1.A5" style:family="table-cell">
      <style:table-cell-properties style:vertical-align="middle" fo:padding="0.049cm" fo:border="none"/>
    </style:style>
    <style:style style:name="Tabla1.B5" style:family="table-cell">
      <style:table-cell-properties style:vertical-align="middle" fo:padding="0.049cm" fo:border="none"/>
    </style:style>
    <style:style style:name="Tabla1.C5" style:family="table-cell">
      <style:table-cell-properties style:vertical-align="middle" fo:padding="0.049cm" fo:border="none"/>
    </style:style>
    <style:style style:name="Tabla1.D5" style:family="table-cell">
      <style:table-cell-properties style:vertical-align="middle" fo:padding="0.049cm" fo:border="none"/>
    </style:style>
    <style:style style:name="Tabla1.E5" style:family="table-cell">
      <style:table-cell-properties style:vertical-align="middle" fo:padding="0.049cm" fo:border="none"/>
    </style:style>
    <style:style style:name="Tabla1.F5" style:family="table-cell">
      <style:table-cell-properties style:vertical-align="middle" fo:padding="0.049cm" fo:border="none"/>
    </style:style>
    <style:style style:name="Tabla1.G5" style:family="table-cell">
      <style:table-cell-properties style:vertical-align="middle" fo:padding="0.049cm" fo:border="none"/>
    </style:style>
    <style:style style:name="Tabla1.A6" style:family="table-cell">
      <style:table-cell-properties style:vertical-align="middle" fo:padding="0.049cm" fo:border="none"/>
    </style:style>
    <style:style style:name="Tabla1.B6" style:family="table-cell">
      <style:table-cell-properties style:vertical-align="middle" fo:padding="0.049cm" fo:border="none"/>
    </style:style>
    <style:style style:name="Tabla1.C6" style:family="table-cell">
      <style:table-cell-properties style:vertical-align="middle" fo:padding="0.049cm" fo:border="none"/>
    </style:style>
    <style:style style:name="Tabla1.D6" style:family="table-cell">
      <style:table-cell-properties style:vertical-align="middle" fo:padding="0.049cm" fo:border="none"/>
    </style:style>
    <style:style style:name="Tabla1.E6" style:family="table-cell">
      <style:table-cell-properties style:vertical-align="middle" fo:padding="0.049cm" fo:border="none"/>
    </style:style>
    <style:style style:name="Tabla1.F6" style:family="table-cell">
      <style:table-cell-properties style:vertical-align="middle" fo:padding="0.049cm" fo:border="none"/>
    </style:style>
    <style:style style:name="Tabla1.G6" style:family="table-cell">
      <style:table-cell-properties style:vertical-align="middle" fo:padding="0.049cm" fo:border="none"/>
    </style:style>
    <style:style style:name="Tabla1.A7" style:family="table-cell">
      <style:table-cell-properties style:vertical-align="middle" fo:padding="0.049cm" fo:border="none"/>
    </style:style>
    <style:style style:name="Tabla1.B7" style:family="table-cell">
      <style:table-cell-properties style:vertical-align="middle" fo:padding="0.049cm" fo:border="none"/>
    </style:style>
    <style:style style:name="Tabla1.C7" style:family="table-cell">
      <style:table-cell-properties style:vertical-align="middle" fo:padding="0.049cm" fo:border="none"/>
    </style:style>
    <style:style style:name="Tabla1.D7" style:family="table-cell">
      <style:table-cell-properties style:vertical-align="middle" fo:padding="0.049cm" fo:border="none"/>
    </style:style>
    <style:style style:name="Tabla1.E7" style:family="table-cell">
      <style:table-cell-properties style:vertical-align="middle" fo:padding="0.049cm" fo:border="none"/>
    </style:style>
    <style:style style:name="Tabla1.F7" style:family="table-cell">
      <style:table-cell-properties style:vertical-align="middle" fo:padding="0.049cm" fo:border="none"/>
    </style:style>
    <style:style style:name="Tabla1.G7" style:family="table-cell">
      <style:table-cell-properties style:vertical-align="middle" fo:padding="0.049cm" fo:border="none"/>
    </style:style>
    <style:style style:name="Tabla1.A8" style:family="table-cell">
      <style:table-cell-properties style:vertical-align="middle" fo:padding="0.049cm" fo:border="none"/>
    </style:style>
    <style:style style:name="Tabla1.B8" style:family="table-cell">
      <style:table-cell-properties style:vertical-align="middle" fo:padding="0.049cm" fo:border="none"/>
    </style:style>
    <style:style style:name="Tabla1.C8" style:family="table-cell">
      <style:table-cell-properties style:vertical-align="middle" fo:padding="0.049cm" fo:border="none"/>
    </style:style>
    <style:style style:name="Tabla1.D8" style:family="table-cell">
      <style:table-cell-properties style:vertical-align="middle" fo:padding="0.049cm" fo:border="none"/>
    </style:style>
    <style:style style:name="Tabla1.E8" style:family="table-cell">
      <style:table-cell-properties style:vertical-align="middle" fo:padding="0.049cm" fo:border="none"/>
    </style:style>
    <style:style style:name="Tabla1.F8" style:family="table-cell">
      <style:table-cell-properties style:vertical-align="middle" fo:padding="0.049cm" fo:border="none"/>
    </style:style>
    <style:style style:name="Tabla1.G8" style:family="table-cell">
      <style:table-cell-properties style:vertical-align="middle" fo:padding="0.049cm" fo:border="none"/>
    </style:style>
    <style:style style:name="Tabla1.A9" style:family="table-cell">
      <style:table-cell-properties style:vertical-align="middle" fo:padding="0.049cm" fo:border="none"/>
    </style:style>
    <style:style style:name="Tabla1.B9" style:family="table-cell">
      <style:table-cell-properties style:vertical-align="middle" fo:padding="0.049cm" fo:border="none"/>
    </style:style>
    <style:style style:name="Tabla1.C9" style:family="table-cell">
      <style:table-cell-properties style:vertical-align="middle" fo:padding="0.049cm" fo:border="none"/>
    </style:style>
    <style:style style:name="Tabla1.D9" style:family="table-cell">
      <style:table-cell-properties style:vertical-align="middle" fo:padding="0.049cm" fo:border="none"/>
    </style:style>
    <style:style style:name="Tabla1.E9" style:family="table-cell">
      <style:table-cell-properties style:vertical-align="middle" fo:padding="0.049cm" fo:border="none"/>
    </style:style>
    <style:style style:name="Tabla1.F9" style:family="table-cell">
      <style:table-cell-properties style:vertical-align="middle" fo:padding="0.049cm" fo:border="none"/>
    </style:style>
    <style:style style:name="Tabla1.G9" style:family="table-cell">
      <style:table-cell-properties style:vertical-align="middle" fo:padding="0.049cm" fo:border="none"/>
    </style:style>
    <style:style style:name="Tabla1.A10" style:family="table-cell">
      <style:table-cell-properties style:vertical-align="middle" fo:padding="0.049cm" fo:border="none"/>
    </style:style>
    <style:style style:name="Tabla1.B10" style:family="table-cell">
      <style:table-cell-properties style:vertical-align="middle" fo:padding="0.049cm" fo:border="none"/>
    </style:style>
    <style:style style:name="Tabla1.C10" style:family="table-cell">
      <style:table-cell-properties style:vertical-align="middle" fo:padding="0.049cm" fo:border="none"/>
    </style:style>
    <style:style style:name="Tabla1.D10" style:family="table-cell">
      <style:table-cell-properties style:vertical-align="middle" fo:padding="0.049cm" fo:border="none"/>
    </style:style>
    <style:style style:name="Tabla1.E10" style:family="table-cell">
      <style:table-cell-properties style:vertical-align="middle" fo:padding="0.049cm" fo:border="none"/>
    </style:style>
    <style:style style:name="Tabla1.F10" style:family="table-cell">
      <style:table-cell-properties style:vertical-align="middle" fo:padding="0.049cm" fo:border="none"/>
    </style:style>
    <style:style style:name="Tabla1.G10" style:family="table-cell">
      <style:table-cell-properties style:vertical-align="middle" fo:padding="0.049cm" fo:border="none"/>
    </style:style>
    <style:style style:name="Tabla1.A11" style:family="table-cell">
      <style:table-cell-properties style:vertical-align="middle" fo:padding="0.049cm" fo:border="none"/>
    </style:style>
    <style:style style:name="Tabla1.B11" style:family="table-cell">
      <style:table-cell-properties style:vertical-align="middle" fo:padding="0.049cm" fo:border="none"/>
    </style:style>
    <style:style style:name="Tabla1.C11" style:family="table-cell">
      <style:table-cell-properties style:vertical-align="middle" fo:padding="0.049cm" fo:border="none"/>
    </style:style>
    <style:style style:name="Tabla1.D11" style:family="table-cell">
      <style:table-cell-properties style:vertical-align="middle" fo:padding="0.049cm" fo:border="none"/>
    </style:style>
    <style:style style:name="Tabla1.E11" style:family="table-cell">
      <style:table-cell-properties style:vertical-align="middle" fo:padding="0.049cm" fo:border="none"/>
    </style:style>
    <style:style style:name="Tabla1.F11" style:family="table-cell">
      <style:table-cell-properties style:vertical-align="middle" fo:padding="0.049cm" fo:border="none"/>
    </style:style>
    <style:style style:name="Tabla1.G11" style:family="table-cell">
      <style:table-cell-properties style:vertical-align="middle" fo:padding="0.049cm" fo:border="none"/>
    </style:style>
    <style:style style:name="Tabla1.A12" style:family="table-cell">
      <style:table-cell-properties style:vertical-align="middle" fo:padding="0.049cm" fo:border="none"/>
    </style:style>
    <style:style style:name="Tabla1.B12" style:family="table-cell">
      <style:table-cell-properties style:vertical-align="middle" fo:padding="0.049cm" fo:border="none"/>
    </style:style>
    <style:style style:name="Tabla1.C12" style:family="table-cell">
      <style:table-cell-properties style:vertical-align="middle" fo:padding="0.049cm" fo:border="none"/>
    </style:style>
    <style:style style:name="Tabla1.D12" style:family="table-cell">
      <style:table-cell-properties style:vertical-align="middle" fo:padding="0.049cm" fo:border="none"/>
    </style:style>
    <style:style style:name="Tabla1.E12" style:family="table-cell">
      <style:table-cell-properties style:vertical-align="middle" fo:padding="0.049cm" fo:border="none"/>
    </style:style>
    <style:style style:name="Tabla1.F12" style:family="table-cell">
      <style:table-cell-properties style:vertical-align="middle" fo:padding="0.049cm" fo:border="none"/>
    </style:style>
    <style:style style:name="Tabla1.G12" style:family="table-cell">
      <style:table-cell-properties style:vertical-align="middle" fo:padding="0.049cm" fo:border="none"/>
    </style:style>
    <style:style style:name="Tabla1.A13" style:family="table-cell">
      <style:table-cell-properties style:vertical-align="middle" fo:padding="0.049cm" fo:border="none"/>
    </style:style>
    <style:style style:name="Tabla1.B13" style:family="table-cell">
      <style:table-cell-properties style:vertical-align="middle" fo:padding="0.049cm" fo:border="none"/>
    </style:style>
    <style:style style:name="Tabla1.C13" style:family="table-cell">
      <style:table-cell-properties style:vertical-align="middle" fo:padding="0.049cm" fo:border="none"/>
    </style:style>
    <style:style style:name="Tabla1.D13" style:family="table-cell">
      <style:table-cell-properties style:vertical-align="middle" fo:padding="0.049cm" fo:border="none"/>
    </style:style>
    <style:style style:name="Tabla1.E13" style:family="table-cell">
      <style:table-cell-properties style:vertical-align="middle" fo:padding="0.049cm" fo:border="none"/>
    </style:style>
    <style:style style:name="Tabla1.F13" style:family="table-cell">
      <style:table-cell-properties style:vertical-align="middle" fo:padding="0.049cm" fo:border="none"/>
    </style:style>
    <style:style style:name="Tabla1.G13" style:family="table-cell">
      <style:table-cell-properties style:vertical-align="middle" fo:padding="0.049cm" fo:border="none"/>
    </style:style>
    <style:style style:name="Tabla1.A14" style:family="table-cell">
      <style:table-cell-properties style:vertical-align="middle" fo:padding="0.049cm" fo:border="none"/>
    </style:style>
    <style:style style:name="Tabla1.B14" style:family="table-cell">
      <style:table-cell-properties style:vertical-align="middle" fo:padding="0.049cm" fo:border="none"/>
    </style:style>
    <style:style style:name="Tabla1.C14" style:family="table-cell">
      <style:table-cell-properties style:vertical-align="middle" fo:padding="0.049cm" fo:border="none"/>
    </style:style>
    <style:style style:name="Tabla1.D14" style:family="table-cell">
      <style:table-cell-properties style:vertical-align="middle" fo:padding="0.049cm" fo:border="none"/>
    </style:style>
    <style:style style:name="Tabla1.E14" style:family="table-cell">
      <style:table-cell-properties style:vertical-align="middle" fo:padding="0.049cm" fo:border="none"/>
    </style:style>
    <style:style style:name="Tabla1.F14" style:family="table-cell">
      <style:table-cell-properties style:vertical-align="middle" fo:padding="0.049cm" fo:border="none"/>
    </style:style>
    <style:style style:name="Tabla1.G14" style:family="table-cell">
      <style:table-cell-properties style:vertical-align="middle" fo:padding="0.049cm" fo:border="none"/>
    </style:style>
    <style:style style:name="Tabla1.A15" style:family="table-cell">
      <style:table-cell-properties style:vertical-align="middle" fo:padding="0.049cm" fo:border="none"/>
    </style:style>
    <style:style style:name="Tabla1.B15" style:family="table-cell">
      <style:table-cell-properties style:vertical-align="middle" fo:padding="0.049cm" fo:border="none"/>
    </style:style>
    <style:style style:name="Tabla1.C15" style:family="table-cell">
      <style:table-cell-properties style:vertical-align="middle" fo:padding="0.049cm" fo:border="none"/>
    </style:style>
    <style:style style:name="Tabla1.D15" style:family="table-cell">
      <style:table-cell-properties style:vertical-align="middle" fo:padding="0.049cm" fo:border="none"/>
    </style:style>
    <style:style style:name="Tabla1.E15" style:family="table-cell">
      <style:table-cell-properties style:vertical-align="middle" fo:padding="0.049cm" fo:border="none"/>
    </style:style>
    <style:style style:name="Tabla1.F15" style:family="table-cell">
      <style:table-cell-properties style:vertical-align="middle" fo:padding="0.049cm" fo:border="none"/>
    </style:style>
    <style:style style:name="Tabla1.G15" style:family="table-cell">
      <style:table-cell-properties style:vertical-align="middle" fo:padding="0.049cm" fo:border="none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690725" officeooo:paragraph-rsid="00690725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690725" officeooo:paragraph-rsid="00690725"/>
    </style:style>
    <style:style style:name="P7" style:family="paragraph" style:parent-style-name="Text_20_body">
      <style:text-properties fo:language="en" fo:country="US" officeooo:rsid="00690725" officeooo:paragraph-rsid="00690725"/>
    </style:style>
    <style:style style:name="P8" style:family="paragraph" style:parent-style-name="Text_20_body">
      <style:text-properties fo:language="en" fo:country="US" officeooo:paragraph-rsid="000ff9a0"/>
    </style:style>
    <style:style style:name="P9" style:family="paragraph" style:parent-style-name="Text_20_body">
      <style:text-properties fo:language="en" fo:country="US" officeooo:paragraph-rsid="0043582d"/>
    </style:style>
    <style:style style:name="P10" style:family="paragraph" style:parent-style-name="Text_20_body">
      <style:text-properties fo:language="en" fo:country="US" officeooo:rsid="00252f03" officeooo:paragraph-rsid="00463ad1"/>
    </style:style>
    <style:style style:name="P11" style:family="paragraph" style:parent-style-name="Text_20_body">
      <style:text-properties fo:language="en" fo:country="US" officeooo:rsid="006b3239" officeooo:paragraph-rsid="006b3239"/>
    </style:style>
    <style:style style:name="P12" style:family="paragraph" style:parent-style-name="Text_20_body">
      <style:paragraph-properties fo:text-align="start" style:justify-single-word="false"/>
      <style:text-properties fo:language="en" fo:country="US" officeooo:rsid="006b3239" officeooo:paragraph-rsid="006b3239"/>
    </style:style>
    <style:style style:name="P13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7895e6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7895e6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7895e6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7895e6" style:text-blinking="false" fo:background-color="transparent" loext:padding="0cm" loext:border="none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7895e6" style:font-size-asian="24pt" style:font-weight-asian="bold" style:font-size-complex="24pt" style:font-weight-complex="bold"/>
    </style:style>
    <style:style style:name="P19" style:family="paragraph" style:parent-style-name="Standard">
      <style:text-properties style:font-name="Calibri1" fo:font-size="12pt" fo:language="en" fo:country="US" officeooo:paragraph-rsid="007895e6" style:font-size-asian="12pt" style:font-size-complex="12pt"/>
    </style:style>
    <style:style style:name="P20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7895e6" style:font-size-asian="12pt" style:font-size-complex="12pt"/>
    </style:style>
    <style:style style:name="P21" style:family="paragraph" style:parent-style-name="Standard">
      <style:text-properties style:font-name="Calibri1" fo:font-size="12pt" officeooo:paragraph-rsid="007895e6" style:font-size-asian="12pt" style:font-size-complex="12pt"/>
    </style:style>
    <style:style style:name="P22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3" style:family="paragraph" style:parent-style-name="Standard">
      <style:text-properties style:font-name="DejaVu Sans" fo:font-size="10pt" fo:language="en" fo:country="US" officeooo:paragraph-rsid="001e9796" style:font-size-asian="10pt" style:font-size-complex="10pt"/>
    </style:style>
    <style:style style:name="P2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5" style:family="paragraph" style:parent-style-name="Standard">
      <style:text-properties officeooo:paragraph-rsid="001e9796"/>
    </style:style>
    <style:style style:name="P26" style:family="paragraph" style:parent-style-name="Text_20_body">
      <style:text-properties officeooo:paragraph-rsid="001e9796"/>
    </style:style>
    <style:style style:name="P27" style:family="paragraph" style:parent-style-name="Notas_20_Informativas">
      <style:text-properties officeooo:paragraph-rsid="001e9796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1e9796"/>
    </style:style>
    <style:style style:name="P29" style:family="paragraph" style:parent-style-name="Standard">
      <style:paragraph-properties fo:text-align="justify" style:justify-single-word="false"/>
      <style:text-properties officeooo:rsid="000d57fa" officeooo:paragraph-rsid="0043582d"/>
    </style:style>
    <style:style style:name="P30" style:family="paragraph" style:parent-style-name="Standard">
      <style:paragraph-properties fo:text-align="justify" style:justify-single-word="false"/>
      <style:text-properties officeooo:rsid="00690725" officeooo:paragraph-rsid="00690725"/>
    </style:style>
    <style:style style:name="P31" style:family="paragraph" style:parent-style-name="Text_20_body">
      <style:paragraph-properties fo:text-align="justify" style:justify-single-word="false"/>
      <style:text-properties officeooo:rsid="00690725" officeooo:paragraph-rsid="00776b46"/>
    </style:style>
    <style:style style:name="P32" style:family="paragraph" style:parent-style-name="Standard">
      <style:paragraph-properties fo:text-align="justify" style:justify-single-word="false"/>
      <style:text-properties style:font-name="Calibri" fo:language="en" fo:country="US" officeooo:rsid="0043582d" officeooo:paragraph-rsid="0043582d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" fo:language="en" fo:country="US" officeooo:rsid="000d57fa" officeooo:paragraph-rsid="000d57fa"/>
    </style:style>
    <style:style style:name="P34" style:family="paragraph" style:parent-style-name="Standard">
      <style:paragraph-properties fo:text-align="justify" style:justify-single-word="false"/>
      <style:text-properties style:font-name="Calibri" fo:language="en" fo:country="US" officeooo:rsid="00690725" officeooo:paragraph-rsid="0043582d"/>
    </style:style>
    <style:style style:name="P35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36" style:family="paragraph" style:parent-style-name="Text_20_body">
      <style:text-properties officeooo:rsid="000ff9a0" officeooo:paragraph-rsid="0043582d"/>
    </style:style>
    <style:style style:name="P37" style:family="paragraph" style:parent-style-name="Text_20_body">
      <style:text-properties officeooo:rsid="005e1a61" officeooo:paragraph-rsid="005e1a61"/>
    </style:style>
    <style:style style:name="P38" style:family="paragraph" style:parent-style-name="Text_20_body">
      <style:text-properties officeooo:rsid="005f0fa3" officeooo:paragraph-rsid="005f0fa3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05f0fa3" officeooo:paragraph-rsid="005f0fa3"/>
    </style:style>
    <style:style style:name="P40" style:family="paragraph" style:parent-style-name="Text_20_body">
      <style:text-properties officeooo:rsid="006286ef" officeooo:paragraph-rsid="006286ef"/>
    </style:style>
    <style:style style:name="P41" style:family="paragraph" style:parent-style-name="Text_20_body">
      <style:text-properties officeooo:rsid="006477dd" officeooo:paragraph-rsid="006477dd"/>
    </style:style>
    <style:style style:name="P42" style:family="paragraph" style:parent-style-name="Notas_20_Informativas">
      <style:text-properties officeooo:rsid="006477dd" officeooo:paragraph-rsid="0066b533"/>
    </style:style>
    <style:style style:name="P43" style:family="paragraph" style:parent-style-name="Text_20_body">
      <style:text-properties officeooo:paragraph-rsid="006477dd"/>
    </style:style>
    <style:style style:name="P44" style:family="paragraph" style:parent-style-name="Notas_20_Informativas">
      <style:text-properties officeooo:paragraph-rsid="006477dd"/>
    </style:style>
    <style:style style:name="P45" style:family="paragraph" style:parent-style-name="Text_20_body">
      <style:text-properties officeooo:rsid="0066b533" officeooo:paragraph-rsid="0066b533"/>
    </style:style>
    <style:style style:name="P46" style:family="paragraph" style:parent-style-name="Text_20_body">
      <style:paragraph-properties fo:text-align="start" style:justify-single-word="false"/>
      <style:text-properties officeooo:rsid="0066b533" officeooo:paragraph-rsid="0066b533"/>
    </style:style>
    <style:style style:name="P47" style:family="paragraph" style:parent-style-name="Text_20_body">
      <style:text-properties officeooo:paragraph-rsid="0066b533"/>
    </style:style>
    <style:style style:name="P48" style:family="paragraph" style:parent-style-name="Text_20_body">
      <style:text-properties officeooo:rsid="0067066b" officeooo:paragraph-rsid="0067066b"/>
    </style:style>
    <style:style style:name="P49" style:family="paragraph" style:parent-style-name="Text_20_body">
      <style:paragraph-properties fo:text-align="start" style:justify-single-word="false"/>
      <style:text-properties officeooo:rsid="006746e2" officeooo:paragraph-rsid="006746e2"/>
    </style:style>
    <style:style style:name="P50" style:family="paragraph" style:parent-style-name="Text_20_body">
      <style:text-properties officeooo:rsid="006746e2" officeooo:paragraph-rsid="006746e2"/>
    </style:style>
    <style:style style:name="P51" style:family="paragraph" style:parent-style-name="Text_20_body">
      <style:text-properties officeooo:rsid="006a77b2" officeooo:paragraph-rsid="006a77b2"/>
    </style:style>
    <style:style style:name="P52" style:family="paragraph" style:parent-style-name="Text_20_body">
      <style:text-properties officeooo:paragraph-rsid="006a77b2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6a77b2"/>
    </style:style>
    <style:style style:name="P54" style:family="paragraph" style:parent-style-name="Text_20_body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5" style:family="paragraph" style:parent-style-name="Text_20_body">
      <style:paragraph-properties fo:text-align="justify" style:justify-single-word="false"/>
      <style:text-properties officeooo:rsid="006b3239" officeooo:paragraph-rsid="006b3239"/>
    </style:style>
    <style:style style:name="P56" style:family="paragraph" style:parent-style-name="Text_20_body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58" style:family="paragraph" style:parent-style-name="Notas_20_Informativas">
      <style:text-properties officeooo:rsid="006e78d5" officeooo:paragraph-rsid="006e78d5"/>
    </style:style>
    <style:style style:name="P5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7895e6"/>
    </style:style>
    <style:style style:name="P60" style:family="paragraph" style:parent-style-name="Text_20_body">
      <style:paragraph-properties fo:margin-left="0cm" fo:margin-right="0cm" fo:text-indent="0cm" style:auto-text-indent="false"/>
    </style:style>
    <style:style style:name="P61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64" style:family="paragraph" style:parent-style-name="Standard">
      <style:text-properties officeooo:paragraph-rsid="007895e6"/>
    </style:style>
    <style:style style:name="P65" style:family="paragraph" style:parent-style-name="Standard" style:master-page-name="First_20_Page">
      <style:paragraph-properties style:page-number="auto"/>
      <style:text-properties officeooo:paragraph-rsid="007895e6"/>
    </style:style>
    <style:style style:name="P66" style:family="paragraph" style:parent-style-name="Heading_20_1" style:list-style-name="">
      <style:paragraph-properties fo:text-align="start" style:justify-single-word="false"/>
      <style:text-properties fo:language="en" fo:country="US" officeooo:rsid="00252f03" officeooo:paragraph-rsid="00252f03"/>
    </style:style>
    <style:style style:name="P67" style:family="paragraph" style:parent-style-name="Heading_20_1">
      <style:paragraph-properties fo:break-before="page"/>
      <style:text-properties fo:language="en" fo:country="US" officeooo:rsid="00252f03" officeooo:paragraph-rsid="00252f03"/>
    </style:style>
    <style:style style:name="P68" style:family="paragraph" style:parent-style-name="Heading_20_1">
      <style:text-properties fo:language="en" fo:country="US" officeooo:rsid="005e1a61" officeooo:paragraph-rsid="005e1a61"/>
    </style:style>
    <style:style style:name="P69" style:family="paragraph" style:parent-style-name="Heading_20_1">
      <style:paragraph-properties fo:text-align="justify" style:justify-single-word="false"/>
      <style:text-properties fo:language="en" fo:country="US" officeooo:rsid="00690725" officeooo:paragraph-rsid="00690725"/>
    </style:style>
    <style:style style:name="P70" style:family="paragraph" style:parent-style-name="Heading_20_1" style:list-style-name="">
      <style:paragraph-properties fo:text-align="justify" style:justify-single-word="false"/>
      <style:text-properties fo:language="en" fo:country="US" officeooo:rsid="000d57fa" officeooo:paragraph-rsid="00214443"/>
    </style:style>
    <style:style style:name="P71" style:family="paragraph" style:parent-style-name="Heading_20_1">
      <style:paragraph-properties fo:text-align="justify" style:justify-single-word="false" fo:break-before="page"/>
      <style:text-properties fo:language="en" fo:country="US" officeooo:rsid="000d57fa" officeooo:paragraph-rsid="00214443"/>
    </style:style>
    <style:style style:name="P72" style:family="paragraph" style:parent-style-name="Heading_20_1">
      <style:text-properties fo:language="en" fo:country="US" officeooo:rsid="000d57fa" officeooo:paragraph-rsid="000d57fa"/>
    </style:style>
    <style:style style:name="P73" style:family="paragraph" style:parent-style-name="Heading_20_1">
      <style:text-properties officeooo:rsid="005f0fa3" officeooo:paragraph-rsid="005f0fa3"/>
    </style:style>
    <style:style style:name="P74" style:family="paragraph" style:parent-style-name="Heading_20_2">
      <style:text-properties officeooo:rsid="005f0fa3" officeooo:paragraph-rsid="005f0fa3"/>
    </style:style>
    <style:style style:name="P75" style:family="paragraph" style:parent-style-name="Heading_20_2">
      <style:paragraph-properties fo:break-before="page"/>
      <style:text-properties officeooo:rsid="005f0fa3" officeooo:paragraph-rsid="005f0fa3"/>
    </style:style>
    <style:style style:name="P76" style:family="paragraph" style:parent-style-name="Heading_20_2" style:list-style-name="">
      <style:paragraph-properties fo:text-align="justify" style:justify-single-word="false"/>
      <style:text-properties officeooo:rsid="005f0fa3" officeooo:paragraph-rsid="005f0fa3"/>
    </style:style>
    <style:style style:name="P77" style:family="paragraph" style:parent-style-name="Heading_20_2" style:list-style-name="">
      <style:paragraph-properties fo:text-align="start" style:justify-single-word="false"/>
      <style:text-properties officeooo:paragraph-rsid="006746e2"/>
    </style:style>
    <style:style style:name="P78" style:family="paragraph" style:parent-style-name="Heading_20_2">
      <style:paragraph-properties fo:text-align="start" style:justify-single-word="false" fo:break-before="page"/>
      <style:text-properties officeooo:rsid="006746e2" officeooo:paragraph-rsid="006746e2"/>
    </style:style>
    <style:style style:name="P79" style:family="paragraph" style:parent-style-name="Heading_20_2">
      <style:paragraph-properties fo:text-align="justify" style:justify-single-word="false"/>
      <style:text-properties fo:language="en" fo:country="US" officeooo:rsid="00690725" officeooo:paragraph-rsid="00690725"/>
    </style:style>
    <style:style style:name="P80" style:family="paragraph" style:parent-style-name="Heading_20_2">
      <style:paragraph-properties fo:text-align="justify" style:justify-single-word="false"/>
      <style:text-properties officeooo:rsid="00690725" officeooo:paragraph-rsid="00690725"/>
    </style:style>
    <style:style style:name="P81" style:family="paragraph" style:parent-style-name="Heading_20_3" style:list-style-name="">
      <style:paragraph-properties fo:text-align="start" style:justify-single-word="false"/>
    </style:style>
    <style:style style:name="P82" style:family="paragraph" style:parent-style-name="Heading_20_3">
      <style:paragraph-properties fo:break-before="page"/>
      <style:text-properties style:font-name="Calibri"/>
    </style:style>
    <style:style style:name="P83" style:family="paragraph" style:parent-style-name="Text_20_body" style:list-style-name="L1">
      <style:text-properties officeooo:rsid="005e1a61" officeooo:paragraph-rsid="005e1a61"/>
    </style:style>
    <style:style style:name="P84" style:family="paragraph" style:parent-style-name="Text_20_body" style:list-style-name="L2">
      <style:text-properties officeooo:rsid="005f0fa3" officeooo:paragraph-rsid="005f0fa3"/>
    </style:style>
    <style:style style:name="P85" style:family="paragraph" style:parent-style-name="Text_20_body" style:list-style-name="L3">
      <style:text-properties officeooo:rsid="0066b533" officeooo:paragraph-rsid="0066b533"/>
    </style:style>
    <style:style style:name="P86" style:family="paragraph" style:parent-style-name="Text_20_body" style:list-style-name="L4">
      <style:text-properties officeooo:rsid="0067066b" officeooo:paragraph-rsid="0067066b"/>
    </style:style>
    <style:style style:name="P87" style:family="paragraph" style:parent-style-name="Text_20_body" style:list-style-name="L5">
      <style:text-properties officeooo:rsid="0067066b" officeooo:paragraph-rsid="0067066b"/>
    </style:style>
    <style:style style:name="P88" style:family="paragraph" style:parent-style-name="Text_20_body" style:list-style-name="L6">
      <style:text-properties officeooo:rsid="00690725" officeooo:paragraph-rsid="00690725"/>
    </style:style>
    <style:style style:name="P89" style:family="paragraph" style:parent-style-name="Text_20_body" style:list-style-name="L7"/>
    <style:style style:name="P90" style:family="paragraph" style:parent-style-name="Text_20_body" style:list-style-name="L7">
      <style:text-properties officeooo:paragraph-rsid="00690725"/>
    </style:style>
    <style:style style:name="P91" style:family="paragraph" style:parent-style-name="Text_20_body" style:list-style-name="L7">
      <style:text-properties officeooo:paragraph-rsid="0069a902"/>
    </style:style>
    <style:style style:name="P92" style:family="paragraph" style:parent-style-name="Text_20_body" style:list-style-name="L7">
      <style:text-properties fo:font-weight="bold" officeooo:paragraph-rsid="0069a902" style:font-weight-asian="bold" style:font-weight-complex="bold"/>
    </style:style>
    <style:style style:name="P93" style:family="paragraph" style:parent-style-name="Text_20_body" style:list-style-name="L7">
      <style:text-properties fo:font-weight="bold" style:font-weight-asian="bold" style:font-weight-complex="bold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7a6f43"/>
    </style:style>
    <style:style style:name="T3" style:family="text">
      <style:text-properties fo:color="#999966" loext:opacity="100%" officeooo:rsid="007c6b2b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6b533" style:font-weight-asian="bold" style:font-weight-complex="bold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7895e6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1" fo:font-size="12pt" style:font-size-asian="12pt" style:font-size-complex="12pt"/>
    </style:style>
    <style:style style:name="T14" style:family="text">
      <style:text-properties officeooo:rsid="000d57fa"/>
    </style:style>
    <style:style style:name="T15" style:family="text">
      <style:text-properties officeooo:rsid="000ff9a0"/>
    </style:style>
    <style:style style:name="T16" style:family="text">
      <style:text-properties style:font-name="DejaVu Sans" fo:font-size="10pt" fo:language="en" fo:country="US" style:font-size-asian="10pt" style:font-size-complex="10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43582d"/>
    </style:style>
    <style:style style:name="T19" style:family="text">
      <style:text-properties fo:language="en" fo:country="US" officeooo:rsid="00690725"/>
    </style:style>
    <style:style style:name="T20" style:family="text">
      <style:text-properties fo:language="en" fo:country="US" fo:font-weight="normal" officeooo:rsid="0069a902" style:font-weight-asian="normal" style:font-weight-complex="normal"/>
    </style:style>
    <style:style style:name="T21" style:family="text">
      <style:text-properties fo:language="en" fo:country="US" fo:font-weight="normal" officeooo:rsid="00766456" style:font-weight-asian="normal" style:font-weight-complex="normal"/>
    </style:style>
    <style:style style:name="T22" style:family="text">
      <style:text-properties fo:language="en" fo:country="US" officeooo:rsid="006b3239"/>
    </style:style>
    <style:style style:name="T23" style:family="text">
      <style:text-properties fo:language="en" fo:country="US" officeooo:rsid="00766456"/>
    </style:style>
    <style:style style:name="T24" style:family="text">
      <style:text-properties fo:color="#336633" loext:opacity="100%" style:font-name="DejaVu Sans" fo:font-size="14pt" fo:language="en" fo:country="US" style:font-size-asian="14pt" style:font-size-complex="14pt"/>
    </style:style>
    <style:style style:name="T25" style:family="text">
      <style:text-properties officeooo:rsid="0043582d"/>
    </style:style>
    <style:style style:name="T26" style:family="text">
      <style:text-properties officeooo:rsid="005e1a61"/>
    </style:style>
    <style:style style:name="T27" style:family="text">
      <style:text-properties officeooo:rsid="005f0fa3"/>
    </style:style>
    <style:style style:name="T28" style:family="text">
      <style:text-properties officeooo:rsid="006066ad"/>
    </style:style>
    <style:style style:name="T29" style:family="text">
      <style:text-properties officeooo:rsid="0061c4d7"/>
    </style:style>
    <style:style style:name="T30" style:family="text">
      <style:text-properties officeooo:rsid="006477dd"/>
    </style:style>
    <style:style style:name="T31" style:family="text">
      <style:text-properties officeooo:rsid="0066b533"/>
    </style:style>
    <style:style style:name="T32" style:family="text">
      <style:text-properties officeooo:rsid="00690725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6477d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6e78d5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690725" style:font-weight-asian="normal" style:font-weight-complex="normal"/>
    </style:style>
    <style:style style:name="T38" style:family="text">
      <style:text-properties fo:font-weight="normal" officeooo:rsid="0069a902" style:font-weight-asian="normal" style:font-weight-complex="normal"/>
    </style:style>
    <style:style style:name="T39" style:family="text">
      <style:text-properties fo:font-weight="normal" officeooo:rsid="00766456" style:font-weight-asian="normal" style:font-weight-complex="normal"/>
    </style:style>
    <style:style style:name="T40" style:family="text">
      <style:text-properties officeooo:rsid="0069a902"/>
    </style:style>
    <style:style style:name="T41" style:family="text">
      <style:text-properties officeooo:rsid="006a77b2"/>
    </style:style>
    <style:style style:name="T42" style:family="text">
      <style:text-properties officeooo:rsid="006b3239"/>
    </style:style>
    <style:style style:name="T43" style:family="text">
      <style:text-properties officeooo:rsid="006e78d5"/>
    </style:style>
    <style:style style:name="T44" style:family="text">
      <style:text-properties officeooo:rsid="00766456"/>
    </style:style>
    <style:style style:name="T45" style:family="text">
      <style:text-properties style:font-name="Calibri"/>
    </style:style>
    <style:style style:name="T46" style:family="text">
      <style:text-properties style:font-name="Calibri" fo:language="en" fo:country="US"/>
    </style:style>
    <style:style style:name="T47" style:family="text">
      <style:text-properties style:font-name="Calibri" fo:language="en" fo:country="US" officeooo:rsid="0043582d"/>
    </style:style>
    <style:style style:name="T48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49" style:family="text">
      <style:text-properties fo:color="#1155cc" loext:opacity="100%" style:text-underline-style="solid" style:text-underline-width="auto" style:text-underline-color="font-color"/>
    </style:style>
    <style:style style:name="T50" style:family="text">
      <style:text-properties officeooo:rsid="002332ea"/>
    </style:style>
    <style:style style:name="T51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3-" text:name="Tema"/>
      </text:user-field-decls>
      <draw:frame draw:style-name="fr1" draw:name="Marco1" text:anchor-type="page" text:anchor-page-number="1" svg:x="1.984cm" svg:y="15.958cm" svg:width="17.009cm" draw:z-index="0">
        <draw:text-box fo:min-height="2.224cm">
          <text:p text:style-name="P13"/>
          <text:p text:style-name="P13"><text:user-field-get text:name="Modulo">COMPUTER SYSTEMS</text:user-field-get></text:p>
          <text:p text:style-name="P13">CFGS DAW</text:p>
        </draw:text-box>
      </draw:frame>
      <text:p text:style-name="P65"/>
      <text:p text:style-name="P64"/>
      <text:p text:style-name="P64"/>
      <text:p text:style-name="P64"/>
      <text:p text:style-name="P18"><text:span text:style-name="T9">Computer Systems</text:span><text:span text:style-name="T10"><text:line-break/></text:span><text:span text:style-name="T11">UD 0</text:span><text:span text:style-name="T12">7</text:span><text:span text:style-name="T11">. </text:span><text:span text:style-name="T48"><text:user-field-get text:name="Tema">Windows Administration -Part 3-</text:user-field-get></text:span></text:p>
      <text:p text:style-name="P17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15">Sergio García / Alfredo Oltra</text:p>
      <text:p text:style-name="P14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49">s</text:span></text:a></text:p>
      <text:p text:style-name="P59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8">s</text:span></text:a></text:p>
      <text:p text:style-name="P16">20<text:span text:style-name="T50">22</text:span>/20<text:span text:style-name="T51">2</text:span><text:span text:style-name="T50">3</text:span></text:p>
      <text:p text:style-name="P20"><text:tab/><text:tab/><text:tab/><text:tab/><text:tab/><text:tab/><text:tab/><text:tab/><text:tab/><text:tab/>Versión:<text:date style:data-style-name="N105" text:date-value="2022-07-29T20:57:51.016999776">220729</text:date>.<text:time style:data-style-name="N104" text:time-value="2022-07-29T20:57:51.016999776">2057</text:time></text:p>
      <text:p text:style-name="P21"/>
      <text:p text:style-name="P19"/>
      <text:p text:style-name="P19"/>
      <text:p text:style-name="P4"/>
      <text:p text:style-name="P4"/>
      <text:p text:style-name="P4"/>
      <text:p text:style-name="P35"><text:soft-page-break/>Licencia</text:p>
      <text:p text:style-name="P4"/>
      <text:p text:style-name="P24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2"/>
      <text:p text:style-name="P25"><text:span text:style-name="T16"><text:s/></text:span><text:span text:style-name="T24">Nomenclatura</text:span></text:p>
      <text:p text:style-name="P26">A lo largo de este tema se utilizarán distintos símbolos para distinguir elementos importantes dentro del contenido. Estos símbolos son:</text:p>
      <text:p text:style-name="P28"/>
      <text:p text:style-name="P27"><text:span text:style-name="T5"> </text:span>Importante</text:p>
      <text:p text:style-name="P28"/>
      <text:p text:style-name="P27"><text:span text:style-name="T5"> </text:span>Atención</text:p>
      <text:p text:style-name="P28"/>
      <text:p text:style-name="P27"><text:span text:style-name="T5"></text:span> <text:s/>Interesante</text:p>
      <text:p text:style-name="P23"/>
      <text:p text:style-name="P4"/>
      <text:table-of-content text:style-name="Sect1" text:protected="true" text:name="Índice de contenido1">
        <text:table-of-content-source text:outline-level="9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61">1. Introduction<text:tab/>3</text:p>
          <text:p text:style-name="P61">2. Users and groups in Windows 10<text:tab/>3</text:p>
          <text:p text:style-name="P61">3. NTFS Permissions<text:tab/>3</text:p>
          <text:p text:style-name="P62"><text:s/>3.1 <text:s/>Introduction<text:tab/>3</text:p>
          <text:p text:style-name="P62"><text:s/>3.2 <text:s/>Ownership and administrators “take ownership”<text:tab/>4</text:p>
          <text:p text:style-name="P62"><text:s/>3.3 <text:s/>Setting permissions in Windows 10<text:tab/>4</text:p>
          <text:p text:style-name="P62"><text:s/>3.4 <text:s/>Inherit permissions<text:tab/>5</text:p>
          <text:p text:style-name="P62"><text:s/>3.5 <text:s/>Grant permissions algorithm<text:tab/>5</text:p>
          <text:p text:style-name="P63"><text:s/>3.5.1 <text:s/>Gran permissions algorithm with inheritance<text:tab/>6</text:p>
          <text:p text:style-name="P61">4. Permission list<text:tab/>6</text:p>
          <text:p text:style-name="P62"><text:s/>4.1 <text:s/>Individual permissions<text:tab/>6</text:p>
          <text:p text:style-name="P62"><text:s/>4.2 <text:s/>Special permissions<text:tab/>7</text:p>
          <text:p text:style-name="P61">5. Additional material<text:tab/>8</text:p>
          <text:p text:style-name="P61">6. Bibliography<text:tab/>8</text:p>
        </text:index-body>
      </text:table-of-content>
      <text:h text:style-name="P66" text:outline-level="1"/>
      <text:h text:style-name="P67" text:outline-level="1">Introduction</text:h>
      <text:p text:style-name="P10">In this part <text:span text:style-name="T26">we are going to study the basis of NTFS permissions for Windows Systems</text:span>. <text:span text:style-name="T28">This is very important and useful to secure our Windows systems. The knowledge about NTFS permissions is valid for any Windows System with NTFS file system.</text:span></text:p>
      <text:h text:style-name="P68" text:outline-level="1">Users and groups <text:span text:style-name="T29">in Windows 10</text:span></text:h>
      <text:p text:style-name="P37">In Windows 10 you can reference to individual users or to groups. A group is an element that contains a list of users and/or other groups.</text:p>
      <text:p text:style-name="P37">For example, <text:span text:style-name="T27">suppose</text:span> we have pupils for class A and class B:</text:p>
      <text:list xml:id="list3995498398" text:style-name="L1">
        <text:list-item>
          <text:p text:style-name="P83">If we have users alumno1classA, alumno2classA, alumno3classA, we can group them in a group called “CEEDClassA”. </text:p>
        </text:list-item>
        <text:list-item>
          <text:p text:style-name="P83">If we have users alumno1classB, alumno2classB, alumno3classB, we can group them in a group called “CEEDClassB”. </text:p>
        </text:list-item>
        <text:list-item>
          <text:p text:style-name="P83">If we want a group of all pupils of both groups, we can do it by two ways:</text:p>
          <text:list>
            <text:list-item>
              <text:p text:style-name="P83">Create a group “CEEDClasses” and add manually all users. If a new user is added to a class, you have to add it in its class group and in “CEEDClasses”.</text:p>
            </text:list-item>
            <text:list-item>
              <text:p text:style-name="P83">Create a group “CEEDClasses” and add only groups “CEEDClassA” and “CEEDClassB”. If you add a new user, you only have to add it to its class group.</text:p>
            </text:list-item>
          </text:list>
        </text:list-item>
      </text:list>
      <text:p text:style-name="P39">In this video, you have a video tutorial of how to create and manage groups in Windows 10 <text:a xlink:type="simple" xlink:href="https://www.youtube.com/watch?v=SKpzdSU6DOA" text:style-name="Internet_20_link" text:visited-style-name="Visited_20_Internet_20_Link">https://www.youtube.com/watch?v=SKpzdSU6DOA</text:a></text:p>
      <text:h text:style-name="P73" text:outline-level="1">NTFS Permissions</text:h>
      <text:h text:style-name="P74" text:outline-level="2">Introduction</text:h>
      <text:p text:style-name="P38">In modern Windows systems with NTFS file system, you can set permissions to files and folders. There are two <text:span text:style-name="T44">kinds</text:span> of permissions:</text:p>
      <text:list xml:id="list4175787858" text:style-name="L2">
        <text:list-item>
          <text:p text:style-name="P84">Individual NTFS permissions: there are a lot of permissions for each possible action in files and folders. Using those permissions let you to set a high detail on what you let to do to users in your files and folders.</text:p>
        </text:list-item>
        <text:list-item>
          <text:p text:style-name="P84"><text:span text:style-name="T42">Special</text:span> NTFS permissions: actually <text:span text:style-name="T42">Special</text:span> NTFS permissions are “groups of individual permissions”. They exist to do management easier summarizing the most used group of individual permissions.</text:p>
        </text:list-item>
      </text:list>
      <text:h text:style-name="P76" text:outline-level="2"/>
      <text:h text:style-name="P75" text:outline-level="2">Ownership <text:span text:style-name="T30">and administrators “take ownership”</text:span></text:h>
      <text:p text:style-name="P40">In NTFS file system each file or folder has an owner.</text:p>
      <text:p text:style-name="P40">Initially, the owner of a file or a folder is its creator, but it can be changed.</text:p>
      <text:p text:style-name="P43"><text:span text:style-name="T30">The owner has one special right about their own files and folders: </text:span><text:span text:style-name="T34">he </text:span><text:span text:style-name="T35">always </text:span><text:span text:style-name="T34">can change permissions</text:span><text:span text:style-name="T30">. It is the only special right. For other matters, it is a normal user.</text:span></text:p>
      <text:p text:style-name="P44"><text:span text:style-name="T5"> </text:span><text:span text:style-name="T30">When you create a file or a folder, by default Windows set “Full control” permission to creator.</text:span></text:p>
      <text:p text:style-name="P41">For NTFS permissions, administrators of the system are normal users too. They only have a special right in the system: <text:span text:style-name="T33">they can “take ownership” of any file or folder</text:span>, but when we try to access to a file or folder they are normal users.</text:p>
      <text:p text:style-name="P44"><text:span text:style-name="T5"> </text:span><text:span text:style-name="T30">Why owners and administrators are limited?</text:span></text:p>
      <text:p text:style-name="P58">This is in order to avoid fatal mistakes. </text:p>
      <text:p text:style-name="P58">For example, if an administrator make a mistake and try to modify a file what is supposed can’t be modified by its permission configuration, they couldn’t be able to modify it by accident.</text:p>
      <text:p text:style-name="P42">An administrator can become owner of any file. Virtually administrator has full power (an administrator can take ownership and modify permissions <text:span text:style-name="T43">of any file or folder</text:span>).</text:p>
      <text:p text:style-name="Text_20_body">In this video you can <text:span text:style-name="T43">watch</text:span> a sample of taking ownership <text:a xlink:type="simple" xlink:href="https://www.youtube.com/watch?v=YWgDDip5Bqo" text:style-name="Internet_20_link" text:visited-style-name="Visited_20_Internet_20_Link">https://www.youtube.com/watch?v=YWgDDip5Bqo</text:a></text:p>
      <text:h text:style-name="Heading_20_2" text:outline-level="2">Setting permissions in Windows 10</text:h>
      <text:p text:style-name="P47">In Windows 10 you can set permissions to users and groups <text:span text:style-name="T31">for a resource</text:span>. <text:span text:style-name="T31">Each resource has a list with their permissions. That list includes a list of groups and users that permissions apply to and it is called </text:span><text:span text:style-name="T7">ACL</text:span><text:span text:style-name="T31"> (Access Control List).</text:span></text:p>
      <text:p text:style-name="Text_20_body">A permission for a group or users could take 3 states:</text:p>
      <text:list xml:id="list376622597" text:style-name="L3">
        <text:list-item>
          <text:p text:style-name="P85"><text:span text:style-name="T6">Granted</text:span>: the permission is granted. It is necessary (but not sufficient, view point “Grant permissions algorithm”) to get the desired permission.</text:p>
        </text:list-item>
        <text:list-item>
          <text:p text:style-name="P85"><text:span text:style-name="T6">Denied</text:span>: a permission is denied. If you have a permission denied, you could never get that permission.</text:p>
        </text:list-item>
        <text:list-item>
          <text:p text:style-name="P85"><text:span text:style-name="T6">Not set:</text:span> the permission is not set (not granted or denied)</text:p>
        </text:list-item>
      </text:list>
      <text:p text:style-name="P46">In this video you can watch how to set permissions in Windows 10 <text:a xlink:type="simple" xlink:href="https://www.youtube.com/watch?v=3LnnvbpO9NI" text:style-name="Internet_20_link" text:visited-style-name="Visited_20_Internet_20_Link">https://www.youtube.com/watch?v=3LnnvbpO9NI</text:a></text:p>
      <text:h text:style-name="P77" text:outline-level="2"/>
      <text:h text:style-name="P78" text:outline-level="2">Inherit permissions</text:h>
      <text:p text:style-name="P49">Windows has a mechanism of inheritance for permissions. </text:p>
      <text:p text:style-name="P49">If you have a resource (file or folder) inside a folder, by default you inherit their permissions. It means that if you have set permissions for folder “A” and “B” is a folder inside “A” with inherit activated, “B” has the same permissions that “A”.</text:p>
      <text:p text:style-name="P49">If you set manually permissions that collide with inheritance permissions, the “manual permissions” go first than “inherit permissions” (View “Grant permissions algorithm”). </text:p>
      <text:p text:style-name="P49"><text:span text:style-name="T44">By default,</text:span> inheritance is activated. Inheritance could be deactivated individually for each resource.</text:p>
      <text:p text:style-name="P49">More info about inheritance:</text:p>
      <text:p text:style-name="P49"><text:a xlink:type="simple" xlink:href="https://technet.microsoft.com/en-us/library/cc726071(v=ws.11).aspx" text:style-name="Internet_20_link" text:visited-style-name="Visited_20_Internet_20_Link">https://technet.microsoft.com/en-us/library/cc726071(v=ws.11).aspx</text:a></text:p>
      <text:h text:style-name="Heading_20_2" text:outline-level="2">Grant permissions algorithm</text:h>
      <text:p text:style-name="P45">To grant or deny a permission, Windows uses the following algorithm:</text:p>
      <text:list xml:id="list1830112141" text:style-name="L4">
        <text:list-item>
          <text:p text:style-name="P86">He obtains the ACL entries where your user match (its own entry if it exists and group entries where your user is member of).</text:p>
        </text:list-item>
        <text:list-item>
          <text:p text:style-name="P86">To grant the permission, you need to be granted in at least one entry and not denied in any entry.</text:p>
        </text:list-item>
        <text:list-item>
          <text:p text:style-name="P86">If you don’t get grant or denied in any entry, permission is denied.</text:p>
        </text:list-item>
      </text:list>
      <text:p text:style-name="P48">For example, user “pepito” that is member of group “Friends”. </text:p>
      <text:list xml:id="list1124642928" text:style-name="L5">
        <text:list-item>
          <text:p text:style-name="P87">If permission is granted to “pepito” and it is granted to “Friends”, permission is granted.</text:p>
        </text:list-item>
        <text:list-item>
          <text:p text:style-name="P87">If permission is granted to “pepito” and it is not set to “Friends”, permission is granted.</text:p>
        </text:list-item>
        <text:list-item>
          <text:p text:style-name="P87">If permission is granted to “Friends” and that permission is not set for “pepito”, <text:s/>permission is granted.</text:p>
        </text:list-item>
        <text:list-item>
          <text:p text:style-name="P87">If permission is granted for “Friends” but it is denied for “pepito”, permission is denied.</text:p>
        </text:list-item>
        <text:list-item>
          <text:p text:style-name="P87">If permission is granted for “pepito” but it is denied for “Friends”, <text:s/>permission is denied.</text:p>
        </text:list-item>
        <text:list-item>
          <text:p text:style-name="P87">If permission is not set for “pepito” and is not set for “Friends”, permission is denied.</text:p>
        </text:list-item>
      </text:list>
      <text:h text:style-name="P81" text:outline-level="3"/>
      <text:h text:style-name="P82" text:outline-level="3">Gran permissions <text:span text:style-name="T32">algorithm</text:span> with inheritance</text:h>
      <text:p text:style-name="P50">If there are inherit permissions, algorithm is applied first to “manually set permissions”. </text:p>
      <text:p text:style-name="P50">Only in the case that the permissions is not set for any entry in “manually set permissions”, algorithm is applied to “inherit permissions”.</text:p>
      <text:p text:style-name="P50">For example, folder A with folder B inside and inheritance activated <text:span text:style-name="T32">in folder B</text:span>. User “pepito” want to obtain a permission for folder B.</text:p>
      <text:list xml:id="list210953162" text:style-name="L6">
        <text:list-item>
          <text:p text:style-name="P88">If permission is granted in A and is not set in B, permission is granted.</text:p>
        </text:list-item>
        <text:list-item>
          <text:p text:style-name="P88">If permission is granted in B and denied in A, permission is granted.</text:p>
        </text:list-item>
        <text:list-item>
          <text:p text:style-name="P88">If permission is granted in A and denied in B, permission denied.</text:p>
        </text:list-item>
        <text:list-item>
          <text:p text:style-name="P88">If permission is not set in A and is not set in B, permission denied.</text:p>
        </text:list-item>
      </text:list>
      <text:h text:style-name="P69" text:outline-level="1">Permission list</text:h>
      <text:h text:style-name="P79" text:outline-level="2">Individual permissions</text:h>
      <text:p text:style-name="P6">The list of individual permissions is:</text:p>
      <text:list xml:id="list3008855142" text:style-name="L7">
        <text:list-item>
          <text:p text:style-name="P89"><text:span text:style-name="T6">Traverse Folder/ Execute File:</text:span> in a file, <text:span text:style-name="T32">you can execute it. In a folder, you can go “inside” the folder.</text:span></text:p>
        </text:list-item>
        <text:list-item>
          <text:p text:style-name="P89"><text:span text:style-name="T6">List Folder/ Read Data</text:span>: <text:span text:style-name="T32">in a file, you can read it. In a folder, you can list files and folders inside.</text:span></text:p>
        </text:list-item>
        <text:list-item>
          <text:p text:style-name="P89"><text:span text:style-name="T6">Read Attributes</text:span>: <text:span text:style-name="T32">you can read attributes in a file or a folder.</text:span></text:p>
        </text:list-item>
        <text:list-item>
          <text:p text:style-name="P90"><text:span text:style-name="T6">Read Extended Attributes</text:span>: <text:span text:style-name="T32">you can read extended attributes in a file or a folder.</text:span></text:p>
        </text:list-item>
        <text:list-item>
          <text:p text:style-name="P90"><text:span text:style-name="T6">Create Files/ Write Data</text:span>: <text:span text:style-name="T32">in a file, you can write it (destroying old content), in a folder you can create new files.</text:span></text:p>
        </text:list-item>
        <text:list-item>
          <text:p text:style-name="P89"><text:span text:style-name="T6">Create Folders/ Append Data</text:span>: <text:span text:style-name="T32">in a file, you can write it (appending new content), in a folder you can create sub folders.</text:span></text:p>
        </text:list-item>
        <text:list-item>
          <text:p text:style-name="P92">Write Attributes<text:span text:style-name="T36">: </text:span><text:span text:style-name="T37">you can </text:span><text:span text:style-name="T38">write</text:span><text:span text:style-name="T37"> attributes in a file or a folder.</text:span></text:p>
        </text:list-item>
        <text:list-item>
          <text:p text:style-name="P91"><text:span text:style-name="T6">Write Extended Attributes</text:span>: <text:span text:style-name="T32">you can write extended attributes in a file or a folder.</text:span></text:p>
        </text:list-item>
        <text:list-item>
          <text:p text:style-name="P89"><text:span text:style-name="T6">Delete Sub-folders and Files: </text:span><text:span text:style-name="T38">in a folder, you can delete files and sub-folders, even if you don’t have </text:span><text:span text:style-name="T39">deleted</text:span><text:span text:style-name="T38"> permission for each element.</text:span></text:p>
        </text:list-item>
        <text:list-item>
          <text:p text:style-name="P89"><text:span text:style-name="T6">Delete: </text:span><text:span text:style-name="T40">with this permission, you can delete the file or folder affected.</text:span></text:p>
        </text:list-item>
        <text:list-item>
          <text:p text:style-name="P93">Read Permissions:<text:span text:style-name="T36"> </text:span><text:span text:style-name="T38">you can read permissions in a file or a folder.</text:span></text:p>
        </text:list-item>
        <text:list-item>
          <text:p text:style-name="P91"><text:span text:style-name="T6">Change</text:span> <text:span text:style-name="T6">Permissions: </text:span><text:span text:style-name="T32">you can change permissions in a file or a folder.</text:span></text:p>
        </text:list-item>
        <text:list-item>
          <text:p text:style-name="P93">Take Ownership:<text:span text:style-name="T36"> </text:span><text:span text:style-name="T38">you can take ownership of a file or a folder.</text:span></text:p>
        </text:list-item>
        <text:list-item>
          <text:p text:style-name="P93"><text:span text:style-name="T19">S</text:span><text:span text:style-name="T17">ynchronize: </text:span><text:span text:style-name="T20">used by </text:span><text:span text:style-name="T21">multi-thread</text:span><text:span text:style-name="T20"> programs, it is related with synchronization between threads.</text:span></text:p>
        </text:list-item>
      </text:list>
      <text:p text:style-name="P31"><text:soft-page-break/><text:span text:style-name="T17">Individual permissions and their equivalence to </text:span><text:span text:style-name="T23">s</text:span><text:span text:style-name="T22">pecial</text:span><text:span text:style-name="T17"> permissions can be obtained in detail in</text:span></text:p>
      <text:p text:style-name="P31"><text:a xlink:type="simple" xlink:href="https://technet.microsoft.com/en-us/library/cc783530(v=ws.10).aspx#w2k3tr_randp_how_tfqi" text:style-name="Internet_20_link" text:visited-style-name="Visited_20_Internet_20_Link"><text:span text:style-name="T17">https://technet.microsoft.com/en-us/library/cc783530(v=ws.10).aspx#w2k3tr_randp_how_tfqi</text:span></text:a></text:p>
      <text:h text:style-name="P80" text:outline-level="2"><text:span text:style-name="T22">Special</text:span><text:span text:style-name="T17"> permissions</text:span></text:h>
      <text:p text:style-name="P55"><text:span text:style-name="T19">I</text:span><text:span text:style-name="T17">n this point we show a table that summarize what individual permissions are included in special permissions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eLine1886977061360">
          <table:table-cell table:style-name="Tabla1.A1" office:value-type="string">
            <text:p text:style-name="P56">Special Permissions <text:s/></text:p>
          </table:table-cell>
          <table:table-cell table:style-name="Tabla1.A1" office:value-type="string">
            <text:p text:style-name="P56">Full Control</text:p>
          </table:table-cell>
          <table:table-cell table:style-name="Tabla1.A1" office:value-type="string">
            <text:p text:style-name="P56">Modify </text:p>
          </table:table-cell>
          <table:table-cell table:style-name="Tabla1.A1" office:value-type="string">
            <text:p text:style-name="P57">Read &amp; Execute </text:p>
          </table:table-cell>
          <table:table-cell table:style-name="Tabla1.A1" office:value-type="string">
            <text:p text:style-name="P56">List Folder Contents (folders only) </text:p>
          </table:table-cell>
          <table:table-cell table:style-name="Tabla1.A1" office:value-type="string">
            <text:p text:style-name="P57">Read </text:p>
          </table:table-cell>
          <table:table-cell table:style-name="Tabla1.A1" office:value-type="string">
            <text:p text:style-name="P56">Write </text:p>
          </table:table-cell>
        </table:table-row>
        <table:table-row table:style-name="TableLine1886977013264">
          <table:table-cell table:style-name="Tabla1.A15" office:value-type="string">
            <text:p text:style-name="P54">Traverse Folder/Execute File</text:p>
          </table:table-cell>
          <table:table-cell table:style-name="Tabla1.B15" office:value-type="string">
            <text:p text:style-name="P51">X</text:p>
          </table:table-cell>
          <table:table-cell table:style-name="Tabla1.C15" office:value-type="string">
            <text:p text:style-name="P52"><text:bookmark text:name="22f3a99c-4322-4a42-9042-2e49fa6975001"/><text:span text:style-name="T41">X</text:span> </text:p>
          </table:table-cell>
          <table:table-cell table:style-name="Tabla1.D15" office:value-type="string">
            <text:p text:style-name="P52"><text:bookmark text:name="22f3a99c-4322-4a42-9042-2e49fa6975002"/><text:span text:style-name="T41">X</text:span> </text:p>
          </table:table-cell>
          <table:table-cell table:style-name="Tabla1.E15" office:value-type="string">
            <text:p text:style-name="P51">X</text:p>
          </table:table-cell>
          <table:table-cell table:style-name="Tabla1.F15" office:value-type="string">
            <text:p text:style-name="P51"/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1886977016720">
          <table:table-cell table:style-name="Tabla1.A15" office:value-type="string">
            <text:p text:style-name="P54">List Folder/Read Data</text:p>
          </table:table-cell>
          <table:table-cell table:style-name="Tabla1.B15" office:value-type="string">
            <text:p text:style-name="P52"><text:bookmark text:name="22f3a99c-4322-4a42-9042-2e49fa6975004"/><text:span text:style-name="T41">X</text:span> </text:p>
          </table:table-cell>
          <table:table-cell table:style-name="Tabla1.C15" office:value-type="string">
            <text:p text:style-name="P52"><text:bookmark text:name="22f3a99c-4322-4a42-9042-2e49fa6975005"/><text:span text:style-name="T41">X</text:span> </text:p>
          </table:table-cell>
          <table:table-cell table:style-name="Tabla1.D15" office:value-type="string">
            <text:p text:style-name="P52"><text:bookmark text:name="22f3a99c-4322-4a42-9042-2e49fa6975006"/><text:span text:style-name="T41">X</text:span> </text:p>
          </table:table-cell>
          <table:table-cell table:style-name="Tabla1.E15" office:value-type="string">
            <text:p text:style-name="P51">X</text:p>
          </table:table-cell>
          <table:table-cell table:style-name="Tabla1.F15" office:value-type="string">
            <text:p text:style-name="P52"><text:bookmark text:name="22f3a99c-4322-4a42-9042-2e49fa6975008"/><text:span text:style-name="T41">X</text:span> </text:p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1886977027952">
          <table:table-cell table:style-name="Tabla1.A15" office:value-type="string">
            <text:p text:style-name="P54">Read Attributes</text:p>
          </table:table-cell>
          <table:table-cell table:style-name="Tabla1.B15" office:value-type="string">
            <text:p text:style-name="P52"><text:bookmark text:name="22f3a99c-4322-4a42-9042-2e49fa6975009"/><text:span text:style-name="T41">X</text:span> </text:p>
          </table:table-cell>
          <table:table-cell table:style-name="Tabla1.C15" office:value-type="string">
            <text:p text:style-name="P52"><text:bookmark text:name="22f3a99c-4322-4a42-9042-2e49fa69750010"/><text:span text:style-name="T41">X</text:span> </text:p>
          </table:table-cell>
          <table:table-cell table:style-name="Tabla1.D15" office:value-type="string">
            <text:p text:style-name="P52"><text:bookmark text:name="22f3a99c-4322-4a42-9042-2e49fa69750011"/><text:span text:style-name="T41">X</text:span> </text:p>
          </table:table-cell>
          <table:table-cell table:style-name="Tabla1.E15" office:value-type="string">
            <text:p text:style-name="P51">X</text:p>
          </table:table-cell>
          <table:table-cell table:style-name="Tabla1.F15" office:value-type="string">
            <text:p text:style-name="P52"><text:bookmark text:name="22f3a99c-4322-4a42-9042-2e49fa69750013"/><text:span text:style-name="T41">X</text:span> </text:p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1886977015280">
          <table:table-cell table:style-name="Tabla1.A15" office:value-type="string">
            <text:p text:style-name="P54">Read Extended Attributes</text:p>
          </table:table-cell>
          <table:table-cell table:style-name="Tabla1.B15" office:value-type="string">
            <text:p text:style-name="P52"><text:bookmark text:name="22f3a99c-4322-4a42-9042-2e49fa69750014"/><text:span text:style-name="T41">X</text:span> </text:p>
          </table:table-cell>
          <table:table-cell table:style-name="Tabla1.C15" office:value-type="string">
            <text:p text:style-name="P52"><text:bookmark text:name="22f3a99c-4322-4a42-9042-2e49fa69750015"/><text:span text:style-name="T41">X</text:span> </text:p>
          </table:table-cell>
          <table:table-cell table:style-name="Tabla1.D15" office:value-type="string">
            <text:p text:style-name="P52"><text:bookmark text:name="22f3a99c-4322-4a42-9042-2e49fa69750016"/><text:span text:style-name="T41">X</text:span> </text:p>
          </table:table-cell>
          <table:table-cell table:style-name="Tabla1.E15" office:value-type="string">
            <text:p text:style-name="P52"><text:bookmark text:name="22f3a99c-4322-4a42-9042-2e49fa69750017"/><text:span text:style-name="T41">X</text:span> </text:p>
          </table:table-cell>
          <table:table-cell table:style-name="Tabla1.F15" office:value-type="string">
            <text:p text:style-name="P52"><text:bookmark text:name="22f3a99c-4322-4a42-9042-2e49fa69750018"/><text:span text:style-name="T41">X</text:span> </text:p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1886977013840">
          <table:table-cell table:style-name="Tabla1.A15" office:value-type="string">
            <text:p text:style-name="P54">Create Files/Write Data</text:p>
          </table:table-cell>
          <table:table-cell table:style-name="Tabla1.B15" office:value-type="string">
            <text:p text:style-name="P52"><text:bookmark text:name="22f3a99c-4322-4a42-9042-2e49fa69750019"/><text:span text:style-name="T41">X</text:span> </text:p>
          </table:table-cell>
          <table:table-cell table:style-name="Tabla1.C15" office:value-type="string">
            <text:p text:style-name="P52"><text:bookmark text:name="22f3a99c-4322-4a42-9042-2e49fa69750020"/><text:span text:style-name="T41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P52"><text:bookmark text:name="22f3a99c-4322-4a42-9042-2e49fa69750021"/><text:span text:style-name="T41">X</text:span> </text:p>
          </table:table-cell>
        </table:table-row>
        <table:table-row table:style-name="TableLine1886977015856">
          <table:table-cell table:style-name="Tabla1.A15" office:value-type="string">
            <text:p text:style-name="P54">Create Folders/Append Data</text:p>
          </table:table-cell>
          <table:table-cell table:style-name="Tabla1.B15" office:value-type="string">
            <text:p text:style-name="P52"><text:bookmark text:name="22f3a99c-4322-4a42-9042-2e49fa69750022"/><text:span text:style-name="T41">X</text:span> </text:p>
          </table:table-cell>
          <table:table-cell table:style-name="Tabla1.C15" office:value-type="string">
            <text:p text:style-name="P52"><text:bookmark text:name="22f3a99c-4322-4a42-9042-2e49fa69750023"/><text:span text:style-name="T41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P52"><text:bookmark text:name="22f3a99c-4322-4a42-9042-2e49fa69750024"/><text:span text:style-name="T41">X</text:span> </text:p>
          </table:table-cell>
        </table:table-row>
        <table:table-row table:style-name="TableLine1886977023920">
          <table:table-cell table:style-name="Tabla1.A15" office:value-type="string">
            <text:p text:style-name="P54">Write Attributes</text:p>
          </table:table-cell>
          <table:table-cell table:style-name="Tabla1.B15" office:value-type="string">
            <text:p text:style-name="P52"><text:bookmark text:name="22f3a99c-4322-4a42-9042-2e49fa69750025"/><text:span text:style-name="T41">X</text:span> </text:p>
          </table:table-cell>
          <table:table-cell table:style-name="Tabla1.C15" office:value-type="string">
            <text:p text:style-name="P52"><text:bookmark text:name="22f3a99c-4322-4a42-9042-2e49fa69750026"/><text:span text:style-name="T41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P52"><text:bookmark text:name="22f3a99c-4322-4a42-9042-2e49fa69750027"/><text:span text:style-name="T41">X</text:span> </text:p>
          </table:table-cell>
        </table:table-row>
        <table:table-row table:style-name="TableLine1886977019600">
          <table:table-cell table:style-name="Tabla1.A15" office:value-type="string">
            <text:p text:style-name="P54">Write Extended Attributes</text:p>
          </table:table-cell>
          <table:table-cell table:style-name="Tabla1.B15" office:value-type="string">
            <text:p text:style-name="P52"><text:bookmark text:name="22f3a99c-4322-4a42-9042-2e49fa69750028"/><text:span text:style-name="T41">X</text:span> </text:p>
          </table:table-cell>
          <table:table-cell table:style-name="Tabla1.C15" office:value-type="string">
            <text:p text:style-name="P52"><text:bookmark text:name="22f3a99c-4322-4a42-9042-2e49fa69750029"/><text:span text:style-name="T41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P52"><text:bookmark text:name="22f3a99c-4322-4a42-9042-2e49fa69750030"/><text:span text:style-name="T41">X</text:span> </text:p>
          </table:table-cell>
        </table:table-row>
        <table:table-row table:style-name="TableLine1886977019888">
          <table:table-cell table:style-name="Tabla1.A15" office:value-type="string">
            <text:p text:style-name="P54">Delete Sub-folders and Files</text:p>
          </table:table-cell>
          <table:table-cell table:style-name="Tabla1.B15" office:value-type="string">
            <text:p text:style-name="P52"><text:bookmark text:name="22f3a99c-4322-4a42-9042-2e49fa69750031"/><text:span text:style-name="T41">X</text:span> </text:p>
          </table:table-cell>
          <table:table-cell table:style-name="Tabla1.C15" office:value-type="string">
            <text:p text:style-name="Text_20_body"/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P60"/>
          </table:table-cell>
          <table:table-cell table:style-name="Tabla1.F15" office:value-type="string">
            <text:p text:style-name="P60"/>
          </table:table-cell>
          <table:table-cell table:style-name="Tabla1.G15" office:value-type="string">
            <text:p text:style-name="P60"/>
          </table:table-cell>
        </table:table-row>
        <table:table-row table:style-name="TableLine1886977021328">
          <table:table-cell table:style-name="Tabla1.A15" office:value-type="string">
            <text:p text:style-name="P54">Delete</text:p>
          </table:table-cell>
          <table:table-cell table:style-name="Tabla1.B15" office:value-type="string">
            <text:p text:style-name="P52"><text:bookmark text:name="22f3a99c-4322-4a42-9042-2e49fa69750032"/><text:span text:style-name="T41">X</text:span> </text:p>
          </table:table-cell>
          <table:table-cell table:style-name="Tabla1.C15" office:value-type="string">
            <text:p text:style-name="P52"><text:span text:style-name="T41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1886977029680">
          <table:table-cell table:style-name="Tabla1.A15" office:value-type="string">
            <text:p text:style-name="P54">Read Permissions</text:p>
          </table:table-cell>
          <table:table-cell table:style-name="Tabla1.B15" office:value-type="string">
            <text:p text:style-name="P52"><text:bookmark text:name="22f3a99c-4322-4a42-9042-2e49fa69750034"/><text:span text:style-name="T41">X</text:span> </text:p>
          </table:table-cell>
          <table:table-cell table:style-name="Tabla1.C15" office:value-type="string">
            <text:p text:style-name="P52"><text:bookmark text:name="22f3a99c-4322-4a42-9042-2e49fa69750035"/><text:span text:style-name="T41">X</text:span> </text:p>
          </table:table-cell>
          <table:table-cell table:style-name="Tabla1.D15" office:value-type="string">
            <text:p text:style-name="P52"><text:bookmark text:name="22f3a99c-4322-4a42-9042-2e49fa69750036"/><text:span text:style-name="T41">X</text:span> </text:p>
          </table:table-cell>
          <table:table-cell table:style-name="Tabla1.E15" office:value-type="string">
            <text:p text:style-name="P51">X</text:p>
          </table:table-cell>
          <table:table-cell table:style-name="Tabla1.F15" office:value-type="string">
            <text:p text:style-name="P51">X</text:p>
          </table:table-cell>
          <table:table-cell table:style-name="Tabla1.G15" office:value-type="string">
            <text:p text:style-name="P53"><text:bookmark text:name="22f3a99c-4322-4a42-9042-2e49fa69750039"/><text:span text:style-name="T41"><text:s/>X</text:span> </text:p>
          </table:table-cell>
        </table:table-row>
        <table:table-row table:style-name="TableLine1886977029392">
          <table:table-cell table:style-name="Tabla1.A15" office:value-type="string">
            <text:p text:style-name="P54">Change Permissions</text:p>
          </table:table-cell>
          <table:table-cell table:style-name="Tabla1.B15" office:value-type="string">
            <text:p text:style-name="P52"><text:bookmark text:name="22f3a99c-4322-4a42-9042-2e49fa69750040"/><text:span text:style-name="T41">X</text:span> </text:p>
          </table:table-cell>
          <table:table-cell table:style-name="Tabla1.C15" office:value-type="string">
            <text:p text:style-name="P60"/>
          </table:table-cell>
          <table:table-cell table:style-name="Tabla1.D15" office:value-type="string">
            <text:p text:style-name="P60"/>
          </table:table-cell>
          <table:table-cell table:style-name="Tabla1.E15" office:value-type="string">
            <text:p text:style-name="P60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1886977026512">
          <table:table-cell table:style-name="Tabla1.A15" office:value-type="string">
            <text:p text:style-name="P54">Take Ownership</text:p>
          </table:table-cell>
          <table:table-cell table:style-name="Tabla1.B15" office:value-type="string">
            <text:p text:style-name="P52"><text:bookmark text:name="22f3a99c-4322-4a42-9042-2e49fa69750041"/><text:span text:style-name="T41">X</text:span> </text:p>
          </table:table-cell>
          <table:table-cell table:style-name="Tabla1.C15" office:value-type="string">
            <text:p text:style-name="P60"/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P60"/>
          </table:table-cell>
          <table:table-cell table:style-name="Tabla1.F15" office:value-type="string">
            <text:p text:style-name="P60"/>
          </table:table-cell>
          <table:table-cell table:style-name="Tabla1.G15" office:value-type="string">
            <text:p text:style-name="P60"/>
          </table:table-cell>
        </table:table-row>
        <table:table-row table:style-name="TableLine1886977024208">
          <table:table-cell table:style-name="Tabla1.A15" office:value-type="string">
            <text:p text:style-name="P54">Synchronize</text:p>
          </table:table-cell>
          <table:table-cell table:style-name="Tabla1.B15" office:value-type="string">
            <text:p text:style-name="P52"><text:span text:style-name="T41">X</text:span><text:bookmark text:name="22f3a99c-4322-4a42-9042-2e49fa69750042"/> </text:p>
          </table:table-cell>
          <table:table-cell table:style-name="Tabla1.C15" office:value-type="string">
            <text:p text:style-name="P52"><text:bookmark text:name="22f3a99c-4322-4a42-9042-2e49fa69750043"/><text:span text:style-name="T41">X</text:span> </text:p>
          </table:table-cell>
          <table:table-cell table:style-name="Tabla1.D15" office:value-type="string">
            <text:p text:style-name="P52"><text:bookmark text:name="22f3a99c-4322-4a42-9042-2e49fa69750044"/><text:span text:style-name="T41">X</text:span> </text:p>
          </table:table-cell>
          <table:table-cell table:style-name="Tabla1.E15" office:value-type="string">
            <text:p text:style-name="P52"><text:bookmark text:name="22f3a99c-4322-4a42-9042-2e49fa69750045"/><text:span text:style-name="T41">X</text:span> </text:p>
          </table:table-cell>
          <table:table-cell table:style-name="Tabla1.F15" office:value-type="string">
            <text:p text:style-name="P51">X</text:p>
          </table:table-cell>
          <table:table-cell table:style-name="Tabla1.G15" office:value-type="string">
            <text:p text:style-name="P51"><text:bookmark text:name="22f3a99c-4322-4a42-9042-2e49fa69750047"/>X</text:p>
          </table:table-cell>
        </table:table-row>
      </table:table>
      <text:p text:style-name="P6"/>
      <text:h text:style-name="P70" text:outline-level="1"/>
      <text:h text:style-name="P71" text:outline-level="1">Additional material</text:h>
      <text:p text:style-name="P33"><text:s text:c="2"/>[1] <text:span text:style-name="T25">W</text:span>i<text:span text:style-name="T25">ndows Training</text:span></text:p>
      <text:p text:style-name="P29"><text:span text:style-name="T46"><text:tab/></text:span><text:a xlink:type="simple" xlink:href="https://www.microsoft.com/en-us/learning/windows-training.aspx" text:style-name="Internet_20_link" text:visited-style-name="Visited_20_Internet_20_Link"><text:span text:style-name="T47">https://www.microsoft.com/en-us/learning/windows-training.aspx</text:span></text:a></text:p>
      <text:p text:style-name="P32"/>
      <text:p text:style-name="P34"><text:s text:c="2"/>[2] NTFS Permissions</text:p>
      <text:p text:style-name="P30"><text:span text:style-name="T46"><text:tab/></text:span><text:a xlink:type="simple" xlink:href="http://examples.oreilly.com/0636920032748/NTFS_Permissions.pdf" text:style-name="Internet_20_link" text:visited-style-name="Visited_20_Internet_20_Link"><text:span text:style-name="T45">http://examples.oreilly.com/0636920032748/NTFS_Permissions.pdf</text:span></text:a><text:span text:style-name="T46"><text:tab/></text:span></text:p>
      <text:p text:style-name="P5"/>
      <text:h text:style-name="P72" text:outline-level="1">Bibliography</text:h>
      <text:p text:style-name="P8">[<text:span text:style-name="T15">1</text:span>] <text:span text:style-name="T25">Windows 10</text:span></text:p>
      <text:p text:style-name="P36"><text:a xlink:type="simple" xlink:href="https://en.wikipedia.org/wiki/Windows_10" text:style-name="Internet_20_link" text:visited-style-name="Visited_20_Internet_20_Link"><text:span text:style-name="T18">https://en.wikipedia.org/wiki/Windows_10</text:span></text:a></text:p>
      <text:p text:style-name="P8">[<text:span text:style-name="T15">2</text:span>] <text:span text:style-name="T25">Microsoft support</text:span></text:p>
      <text:p text:style-name="P9"><text:a xlink:type="simple" xlink:href="https://support.microsoft.com/" text:style-name="Internet_20_link" text:visited-style-name="Visited_20_Internet_20_Link"><text:span text:style-name="T14">https://support.microsoft.com/</text:span></text:a></text:p>
      <text:p text:style-name="P7">[3] Permission List</text:p>
      <text:p text:style-name="P12"><text:a xlink:type="simple" xlink:href="https://technet.microsoft.com/en-us/library/cc783530(v=ws.10).aspx#w2k3tr_randp_how_tfqi" text:style-name="Internet_20_link" text:visited-style-name="Visited_20_Internet_20_Link">https://technet.microsoft.com/en-us/library/cc783530(v=ws.10).aspx#w2k3tr_randp_how_tfqi</text:a></text:p>
      <text:p text:style-name="P11">[4] Inherit permissions</text:p>
      <text:p text:style-name="P11"><text:a xlink:type="simple" xlink:href="https://technet.microsoft.com/en-us/library/cc726071(v=ws.11).aspx" text:style-name="Internet_20_link" text:visited-style-name="Visited_20_Internet_20_Link">https://technet.microsoft.com/en-us/library/cc726071(v=ws.11).aspx</text:a></text:p>
      <text:p text:style-name="P11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 officeooo:rsid="0066b533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 fo:text-align="justify" style:justify-single-word="false"/>
      <style:text-properties fo:font-variant="normal" fo:text-transform="none" fo:font-size="12pt" fo:language="en" fo:country="US" fo:font-style="normal" fo:font-weight="normal" officeooo:rsid="00214443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7c6b2b"/>
    </style:style>
    <style:style style:name="MT3" style:family="text">
      <style:text-properties fo:color="#999966" loext:opacity="100%" officeooo:rsid="007a6f43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3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3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8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06T11:34:32.314432783</meta:creation-date>
    <meta:editing-duration>PT4H49M11S</meta:editing-duration>
    <meta:editing-cycles>60</meta:editing-cycles>
    <meta:generator>LibreOffice/7.3.2.2$Windows_X86_64 LibreOffice_project/49f2b1bff42cfccbd8f788c8dc32c1c309559be0</meta:generator>
    <dc:date>2022-07-29T20:57:50.802000000</dc:date>
    <meta:print-date>2016-12-31T09:05:56.397000000</meta:print-date>
    <meta:document-statistic meta:table-count="1" meta:image-count="2" meta:object-count="0" meta:page-count="8" meta:paragraph-count="199" meta:word-count="1639" meta:character-count="9986" meta:non-whitespace-character-count="8482"/>
    <meta:template xlink:type="simple" xlink:actuate="onRequest" xlink:title="Plantilla CEED" xlink:href="../.config/libreoffice/4/user/template/Plantilla%20CEED.ott" meta:date="2016-09-06T11:34:32.071719207"/>
  </office:meta>
</office:document-meta>
</file>